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d0a" officeooo:paragraph-rsid="001f5d0a"/>
    </style:style>
    <style:style style:name="P2" style:family="paragraph" style:parent-style-name="Standard">
      <style:text-properties officeooo:rsid="001ea512" officeooo:paragraph-rsid="001f5d0a"/>
    </style:style>
    <style:style style:name="P3" style:family="paragraph" style:parent-style-name="Standard">
      <style:text-properties officeooo:rsid="001ea512" officeooo:paragraph-rsid="001ea512"/>
    </style:style>
    <style:style style:name="P4" style:family="paragraph" style:parent-style-name="Standard">
      <style:text-properties officeooo:rsid="00205893" officeooo:paragraph-rsid="00205893"/>
    </style:style>
    <style:style style:name="P5" style:family="paragraph" style:parent-style-name="Standard">
      <style:text-properties fo:color="#c9211e" loext:opacity="100%" officeooo:rsid="00205893" officeooo:paragraph-rsid="00205893"/>
    </style:style>
    <style:style style:name="P6" style:family="paragraph" style:parent-style-name="Standard">
      <style:text-properties officeooo:rsid="00214a7b" officeooo:paragraph-rsid="00214a7b"/>
    </style:style>
    <style:style style:name="P7" style:family="paragraph" style:parent-style-name="Standard">
      <style:text-properties officeooo:rsid="001338ed" officeooo:paragraph-rsid="001338ed"/>
    </style:style>
    <style:style style:name="P8" style:family="paragraph" style:parent-style-name="Standard">
      <style:text-properties officeooo:rsid="001396bb" officeooo:paragraph-rsid="001396bb"/>
    </style:style>
    <style:style style:name="P9" style:family="paragraph" style:parent-style-name="Standard">
      <style:text-properties officeooo:rsid="001592c4" officeooo:paragraph-rsid="001592c4"/>
    </style:style>
    <style:style style:name="P10" style:family="paragraph" style:parent-style-name="Standard">
      <style:text-properties officeooo:rsid="00177b74" officeooo:paragraph-rsid="00177b74"/>
    </style:style>
    <style:style style:name="P11" style:family="paragraph" style:parent-style-name="Standard">
      <style:text-properties officeooo:rsid="0017e734" officeooo:paragraph-rsid="0017e734"/>
    </style:style>
    <style:style style:name="P12" style:family="paragraph" style:parent-style-name="Standard">
      <style:text-properties officeooo:rsid="0018bc54" officeooo:paragraph-rsid="0018bc54"/>
    </style:style>
    <style:style style:name="P13" style:family="paragraph" style:parent-style-name="Standard">
      <style:text-properties officeooo:rsid="001a5260" officeooo:paragraph-rsid="001a5260"/>
    </style:style>
    <style:style style:name="P14" style:family="paragraph" style:parent-style-name="Standard">
      <style:text-properties officeooo:rsid="001af3e9" officeooo:paragraph-rsid="001af3e9"/>
    </style:style>
    <style:style style:name="P15" style:family="paragraph" style:parent-style-name="Standard">
      <style:text-properties officeooo:rsid="001d3608" officeooo:paragraph-rsid="001d3608"/>
    </style:style>
    <style:style style:name="P16" style:family="paragraph" style:parent-style-name="Standard">
      <style:text-properties officeooo:rsid="0024f7ff" officeooo:paragraph-rsid="0024f7ff"/>
    </style:style>
    <style:style style:name="P17" style:family="paragraph" style:parent-style-name="Standard">
      <style:text-properties officeooo:rsid="0025747c" officeooo:paragraph-rsid="0025747c"/>
    </style:style>
    <style:style style:name="P18" style:family="paragraph" style:parent-style-name="Standard">
      <style:text-properties officeooo:rsid="0027ec5b" officeooo:paragraph-rsid="0027ec5b"/>
    </style:style>
    <style:style style:name="P19" style:family="paragraph" style:parent-style-name="Standard">
      <style:text-properties officeooo:rsid="002853a9" officeooo:paragraph-rsid="002853a9"/>
    </style:style>
    <style:style style:name="P20" style:family="paragraph" style:parent-style-name="Standard">
      <style:text-properties officeooo:rsid="001ea512" officeooo:paragraph-rsid="002b3dba"/>
    </style:style>
    <style:style style:name="P21" style:family="paragraph" style:parent-style-name="Standard">
      <style:text-properties officeooo:rsid="001ea512" officeooo:paragraph-rsid="0031c4e9"/>
    </style:style>
    <style:style style:name="P22" style:family="paragraph" style:parent-style-name="Standard">
      <style:text-properties officeooo:rsid="001ea512" officeooo:paragraph-rsid="00326880"/>
    </style:style>
    <style:style style:name="P23" style:family="paragraph" style:parent-style-name="Standard">
      <style:text-properties officeooo:paragraph-rsid="001f5d0a"/>
    </style:style>
    <style:style style:name="P24" style:family="paragraph" style:parent-style-name="Standard">
      <style:text-properties officeooo:rsid="002853a9" officeooo:paragraph-rsid="002853a9"/>
    </style:style>
    <style:style style:name="P25" style:family="paragraph" style:parent-style-name="Standard">
      <style:text-properties officeooo:rsid="002b3dba" officeooo:paragraph-rsid="002b3dba"/>
    </style:style>
    <style:style style:name="P26" style:family="paragraph" style:parent-style-name="Standard">
      <style:text-properties officeooo:rsid="002ceaec" officeooo:paragraph-rsid="002ceaec"/>
    </style:style>
    <style:style style:name="P27" style:family="paragraph" style:parent-style-name="Standard">
      <style:text-properties officeooo:rsid="002de0ae" officeooo:paragraph-rsid="002de0ae"/>
    </style:style>
    <style:style style:name="P28" style:family="paragraph" style:parent-style-name="Standard">
      <style:text-properties officeooo:rsid="002f9fd0" officeooo:paragraph-rsid="002f9fd0"/>
    </style:style>
    <style:style style:name="P29" style:family="paragraph" style:parent-style-name="Standard">
      <style:text-properties officeooo:rsid="0035a72e" officeooo:paragraph-rsid="0035a72e"/>
    </style:style>
    <style:style style:name="P30" style:family="paragraph" style:parent-style-name="Standard">
      <style:text-properties officeooo:rsid="00367f84" officeooo:paragraph-rsid="00367f84"/>
    </style:style>
    <style:style style:name="P31" style:family="paragraph" style:parent-style-name="Text_20_body">
      <style:text-properties officeooo:rsid="001ea512" officeooo:paragraph-rsid="002b3dba"/>
    </style:style>
    <style:style style:name="P32" style:family="paragraph" style:parent-style-name="Text_20_body">
      <style:text-properties officeooo:rsid="0025747c" officeooo:paragraph-rsid="002b3dba"/>
    </style:style>
    <style:style style:name="P33" style:family="paragraph" style:parent-style-name="Text_20_body">
      <style:text-properties officeooo:paragraph-rsid="002b3dba"/>
    </style:style>
    <style:style style:name="P34" style:family="paragraph">
      <style:paragraph-properties fo:text-align="center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loext:graphic-properties draw:fill-color="#000000"/>
    </style:style>
    <style:style style:name="T1" style:family="text">
      <style:text-properties officeooo:rsid="00214a7b"/>
    </style:style>
    <style:style style:name="T2" style:family="text">
      <style:text-properties officeooo:rsid="0031c4e9"/>
    </style:style>
    <style:style style:name="T3" style:family="text">
      <style:text-properties officeooo:rsid="00326880"/>
    </style:style>
    <style:style style:name="T4" style:family="text">
      <style:text-properties officeooo:rsid="00332153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602cm" fo:min-width="2.6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000000" draw:textarea-horizontal-align="justify" draw:textarea-vertical-align="middle" draw:auto-grow-height="false" fo:min-height="1.614cm" fo:min-width="0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249cm" fo:min-width="1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2.566cm" fo:min-width="1.5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000000" draw:textarea-horizontal-align="justify" draw:textarea-vertical-align="middle" draw:auto-grow-height="false" fo:min-height="0.212cm" fo:min-width="3.4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2.487cm" fo:min-width="4.8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2.328cm" fo:min-width="4.9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pisać liste gniazd których tutaj nie ma?</text:p>
      <text:p text:style-name="P7">Gniazda Procesorów Intel cd…</text:p>
      <text:p text:style-name="P7">LGA 775 (procesorów intel Pentium 4, pentium D, Celeron D.</text:p>
      <text:p text:style-name="P7">LGA 1156 (Procesory intel i3 i5 i7, intel Pentum Dual Core) <text:s/>2,3 gen</text:p>
      <text:p text:style-name="P7">LGA 1366 (i7)</text:p>
      <text:p text:style-name="P7">LGA 1155 (I3 I5 I7 Dual Core)</text:p>
      <text:p text:style-name="P7">LGA 1150 (To samo co wyżej) 4,5 gen</text:p>
      <text:p text:style-name="P7">LGA 1151 (To samo co wyżej) 6,7 gen</text:p>
      <text:p text:style-name="P7">LGA 2011 (i7, Xeon)</text:p>
      <text:p text:style-name="P8">Nazwy kodowe mikroarchitektur i3,i5,i7</text:p>
      <text:p text:style-name="P8">Clarkdale (i3), Lynnfield (i5, i7) i Bloomfield (i7)</text:p>
      <text:p text:style-name="P8">Dopisać generacje</text:p>
      <text:p text:style-name="P8">Sandy Bridge – Schemat nazewnictwa czterocyfrowynp i7-2600 cyfra „2”</text:p>
      <text:p text:style-name="P8">Ivy Bridge – np.. i7-3770 cyfra „3”</text:p>
      <text:p text:style-name="P8">Haswell np. i7-4790 cyfra „4” i trzecia cyfra 7 i 9</text:p>
      <text:p text:style-name="P8">Broadwell i7-5675C cyfra „5” nakońcu pojawia się litera grafika „Iris”</text:p>
      <text:p text:style-name="P8">Skylake i7-6700 cyfra „6” obsługa DDR4 – rok 2015</text:p>
      <text:p text:style-name="P8">Kaby Lake np.. i7-7500 cyfra „7”</text:p>
      <text:p text:style-name="P8">Coffee Lake i7-8700 cyfra „8” np. i7-9700 cyfra „9”</text:p>
      <text:p text:style-name="P8">Ice Lake np. i7-1065g7 cygra „10” Comet Lake i7-10710U – Cyfra „10”</text:p>
      <text:p text:style-name="P9">litografia np. 10nm</text:p>
      <text:p text:style-name="P10">Firma intel jest producentem nie tylko procesorów lecz także zestawów układów sterującuch do płyt głownych kart gra</text:p>
      <text:p text:style-name="P10"/>
      <text:p text:style-name="P10"/>
      <text:p text:style-name="P11">System komputeroiwy o architekturze von Neumanna przechowuje wszystkie informacje zaróœno dane jak i rozkazy w tej samej pamięci są one jednakowo dostępne dla procesora. Procesora ma skończoną fukcjonalnie pełną listę rozkazów Operacje arytmetyczne i logoczne są wykonywane kolejno zgodnie z instrukcjami programu z określoną częstoliwością zegara procesora.</text:p>
      <text:p text:style-name="P11">Architektura harwardzka</text:p>
      <text:p text:style-name="P11">System komputerowy o architekture harwardzkiej ma dwie pamięci jedną perzeznaczoną na rozkazy a drugą na dane Są one połączone z procesorem osobnymi magisrralami Dane z pamięci danych u pamięci programy mogą być odczytane jednocześnie. Dzięki temu systemy o tej architekturze są szybsze od systemów o archoitekturze von Neymannna</text:p>
      <text:p text:style-name="P11">Zmodyfikowana architektura Harwardzka </text:p>
      <text:p text:style-name="P11">Zmodyfikowana architektura harwardzka jest arcgutejturą mieszną łączącą architekturę von Neumanna z architekturą harwardzką Pamięci danch i rozkazów są wnie j rozdzielone lecz wykorzystują wspólną magisrałę danych u magisralę adresową</text:p>
      <text:p text:style-name="P12">Schemat logicznej budowy komputera</text:p>
      <text:p text:style-name="P12">Schemat logicznej budowy komputera przedstawiono na rys jak już wspomniano komputer składa się z procesora pamięci wewnętrznej oraz urządzeń peryferyjnych czyli zewnętrznych urządzeń wejścia-wyjścia Wszystkie elementy skłądowe łączą siię za pomocą magistrali systemowej.</text:p>
      <text:p text:style-name="P13">Przanalizować typy pamięci Vram w kartach graficznych</text:p>
      <text:p text:style-name="P13">Współpraca procesora z pamięcią oraz urządzeniami wejścia-wyjścia</text:p>
      <text:p text:style-name="P13">Współpracę tę obrazuje rys Odbywa się ona poprzez szynę danych i wszynę adresową Procesor wysyła sygnały sterujące ukożliwiają odczyt lub zapis z poszczególnych urządzeń wyróżniamy następujące sygnały sterujące:</text:p>
      <text:p text:style-name="P13">MR- Odczyt pamięci</text:p>
      <text:p text:style-name="P13">MW - zapisa do pamięci</text:p>
      <text:p text:style-name="P13">IOR - odczyt z urządzenia wejścia-wyjścia</text:p>
      <text:p text:style-name="P13">IOW – zapis do urządzeń wejścia-wyjścia</text:p>
      <text:p text:style-name="P14">Rysynek w zeszycie kolegi</text:p>
      <text:p text:style-name="P14"><text:soft-page-break/></text:p>
      <text:p text:style-name="P15">Rys w zeszczycie kolegi</text:p>
      <text:p text:style-name="P15">Operacje wejścia-wyjścoa wykonywane pod nadzorem procesora </text:p>
      <text:p text:style-name="P15">INTA – sygnał przyjęcia INTR = sygnał odebrania zgłoszenia przerwania przychodzącego do sprzęu</text:p>
      <text:p text:style-name="P15">Numery kanałów przerwań </text:p>
      <text:p text:style-name="P15">Przerwaniami zarządza kontroler przerwań który powiadamia procesor za pomocą sygnału INTR.</text:p>
      <text:p text:style-name="P15">Pocesor potwierdza sygnałem INTA i rozpoczyna wymianę danych między pamięcią u urządzeniem . Każde urządzenie ma włąsny numer przerwania jeżeli kilka urządzeń jednocześnie zażąda przerwania i zostanie obsłużone to które ma przerwanie o wyższym priorytecie - nuższy numer przerwania.</text:p>
      <text:p text:style-name="P15"/>
      <text:p text:style-name="P3">Rys w zeczyscie </text:p>
      <text:p text:style-name="P3">Operacje wejścia-wyjścia z bezpośrednim dostępem do pamięci</text:p>
      <text:p text:style-name="P3">Operacje te przedstawione na rysunku są wykonywane bez udziału procesora który w tym samym czasie może realizować inne operacje do sterowania tymi opracjami służy układ DMA który przejmyje kontrolę nas szyną danych i szyną adresową/ Sygnał DRQ urządzenie wejścia-wyjącia żądające dostępu do pamięci inicjuje pracę ujładu DMA układ DMA sygnałem HRQ sygnaluzuje procesorowi możliwości przejęcia konteoli nad magistralami procesor zawiesza swoje magistrale i sygnalizuje to sygnałem HLDA kontroler DMA za pomocą sygnału DACK przekazuje do urządzenia infromację o ustawionym trybie DMA. Rozpoczyna sue transmusha danych z pamięci do urządzenia żądającego z pominięciem procesora.</text:p>
      <text:p text:style-name="P3"/>
      <text:p text:style-name="P1">1.kwas+zasada→ sól + woda</text:p>
      <text:p text:style-name="P1">2.kwas + metal → sól + woda</text:p>
      <text:p text:style-name="P1">3.kwas + tlenek metalu → sól + woda</text:p>
      <text:p text:style-name="P1">BA2+NO3 kwas HNO3</text:p>
      <text:p text:style-name="P1">BOIIOII BA(NO3)2 NV2 OII5 <text:s/></text:p>
      <text:p text:style-name="P1">cheomek żelaza 3 <text:s text:c="8"/></text:p>
      <text:p text:style-name="P1">Sól → chlorek żelaza → kwas tlenek niemetalu</text:p>
      <text:p text:style-name="P1">---___----___-----___-----__-----__---- kwas + wodorotlenek Hcl+FE(OJE) →FECL3</text:p>
      <text:p text:style-name="P2"/>
      <text:p text:style-name="P2"/>
      <text:p text:style-name="P2"/>
      <text:p text:style-name="P2"/>
      <text:p text:style-name="P5">Zabezpiczenie SCP – short Ciurit Protection Zabezpiecznenie przeciwzawrciowe po wykryciu zwarcia odłącza zasilacz. Jako zwarcie przyjmuje się opór mniejszy niż 0,1 oma. Każdy zasilacz musi podiadać to zabezpiczenie </text:p>
      <text:p text:style-name="P5"/>
      <text:p text:style-name="P2"/>
      <text:p text:style-name="P4">Zabezpieczenie IOVP – Input Over Voltage Protection</text:p>
      <text:p text:style-name="P4">Zabezpiecza zasilacz przed zbyt wysokim napięciem wejściowym. Stosowane jest głównie w zasilaczach manualnych przełącznikiem napięcia siecowego</text:p>
      <text:p text:style-name="P4"/>
      <text:p text:style-name="P4">Zabezpieczenie IUVP – Input Under Voltage Protection</text:p>
      <text:p text:style-name="P4">Zabezpiecza zasilacz przed zbyt niskim napięciem wejściowym stosowane jest głównie w zasilaczach z <text:span text:style-name="T1">manualnym</text:span> przełącznikiem napięcia siecowego.</text:p>
      <text:p text:style-name="P4"/>
      <text:p text:style-name="P6">No Load Protection NLO – zabezpieczenie zapobiegające włączenia zasilacza bez obiążenia </text:p>
      <text:p text:style-name="P2"/>
      <text:p text:style-name="P6">Surge &amp; Inrush Protection SIP – Zabezpieczenie przed prądami udarowymi;</text:p>
      <text:p text:style-name="P2"/>
      <text:p text:style-name="P16"><text:soft-page-break/>Zadanie domowe proszę wyliczyć jaka będzie różnica w eksploatacji zasilacz, koszt ich użytkowania.</text:p>
      <text:p text:style-name="P16">A) Zasilacz PSU bez normy 80PLUS przyjmujemy że jego sprawność to 56%</text:p>
      <text:p text:style-name="P16">B) Zasilacz PSU 80PLUS Bronze </text:p>
      <text:p text:style-name="P16">C) Zasilacz PSU 80PLUS Platynowy</text:p>
      <text:p text:style-name="P16">Obiciążenie zasilacza z podpunktu B i C to 50% - odczytaj jego sprawność z tabelki.</text:p>
      <text:p text:style-name="P17">Zapotrzebowanie zestawu komputerowego na moc wynosi 515W komputer pracuje 9 godzin dziennie cena 1 KWH = 0,94 PLN Obliczenia mają dotyczyć miesięcznej pracy komputera dla uproszczenia mają wynosić 30 dni </text:p>
      <text:p text:style-name="P20"/>
      <text:p text:style-name="P31">A) Zasilacz PSU bez normy 80PLUS, sprawność 56%: 139,05 kWh / 0,56 = 248,30 kWh Koszt: 248,30 kWh * 0,94 PLN/kWh = 233,59 PLN</text:p>
      <text:p text:style-name="P33">B) Zasilacz PSU 80PLUS Bronze, sprawność około 82% przy 50% obciążeniu: 139,05 kWh / 0,82 = 169,27 kWh Koszt: 169,27 kWh * 0,94 PLN/kWh = 159,23 PLN</text:p>
      <text:p text:style-name="P32">C) Zasilacz PSU 80PLUS Platynowy, sprawność około 92% przy 50% obciążeniu: 139,05 kWh / 0,92 = 151,21 kWh Koszt: 151,21 kWh * 0,94 PLN/kWh = 142,29 PLN</text:p>
      <text:p text:style-name="P18">Temat: Drukarki </text:p>
      <text:p text:style-name="P18">Drukarka jest urządzeniem wyjściowym służącym do przenoszenia tekstu i / lub obrazy głównie na papier (Choć są też drukarki np. na folii czy płótnie). Istnieją także drukarki które mogą drukować bez podłączenia do komputera </text:p>
      <text:p text:style-name="P19">Rodzaje drukarek Igłowe atramentowe laserowe sublimacyjne</text:p>
      <text:p text:style-name="P19">Parametry drukarek</text:p>
      <text:p text:style-name="P19">Rozdzielczość wydruku (DPI).</text:p>
      <text:p text:style-name="P19">Prędkość wydruku.</text:p>
      <text:p text:style-name="P19">Interfejs </text:p>
      <text:p text:style-name="P19">Wydajność</text:p>
      <text:p text:style-name="P19">Pamięć</text:p>
      <text:p text:style-name="P19">Formaty nośników</text:p>
      <text:p text:style-name="P19">Rodzaj materiałów eksploatacyjnych</text:p>
      <text:p text:style-name="P25">Druarka igłowa była kiedyś najpopularniejszym typem drukarki. Jest to drukarka mozaikowa ponieważ drukowane litery składają się z kropek.</text:p>
      <text:p text:style-name="P25"/>
      <text:p text:style-name="P26">Główną jej zaletą są niskie koszty ekspolatacji możlwość drukowania kilku kopii na papierze samokopiującym.</text:p>
      <text:p text:style-name="P27">Do dziś takie drukarki są często używane np. do druku faktur. Produkuje się drukarki 9- ,18- lub 24-igłowe oraz jedno lub wielogłowicowe.</text:p>
      <text:p text:style-name="P27"/>
      <text:p text:style-name="P28">Na ruchomej głowicy znajduje się zespół tępo zakończonych igieł, które uderzają w nasączoną atrament</text:p>
      <text:p text:style-name="P28">Pod taśmą mieści się gumowy wałek, po którym przewijany jest papier.</text:p>
      <text:p text:style-name="P28">Na kartce pozostaje plamka tuszu odbita z taśmy. Skala szarości na wydruku uzależniona jest od siły uderzenia igły.</text:p>
      <text:p text:style-name="P28">W drukarkach kolorowych 24-igłowych taśma z atramentem jest podzielona na trzy kolory: Zółty,czerwony i niebieski.</text:p>
      <text:p text:style-name="P28">Aby na kartce pozostała plamka danego kolory, głowice uderzają w każdy pasek kolorowy z akreślaną siłą im silniej tym mocniejszy odcień koloru</text:p>
      <text:p text:style-name="P28"/>
      <text:p text:style-name="P28"/>
      <text:p text:style-name="P28"/>
      <text:p text:style-name="P28"/>
      <text:p text:style-name="P28"><draw:custom-shape text:anchor-type="paragraph" draw:z-index="0" draw:name="Shape 1" draw:style-name="gr10" svg:width="4.975cm" svg:height="2.329cm" svg:x="-0.496cm" svg:y="-0.474cm"><text:p>CEWKA</text:p><draw:enhanced-geometry svg:viewBox="0 0 21600 21600" draw:type="rectangle" draw:enhanced-path="M 0 0 L 21600 0 21600 21600 0 21600 0 0 Z N"/></draw:custom-shape><draw:custom-shape text:anchor-type="paragraph" draw:z-index="3" draw:name="Shape 4" draw:style-name="gr7" svg:width="1.535cm" svg:height="2.567cm" svg:x="5.431cm" svg:y="-0.713cm"><text:p/><draw:enhanced-geometry svg:viewBox="0 0 21600 21600" draw:type="rectangle" draw:enhanced-path="M 0 0 L 21600 0 21600 21600 0 21600 0 0 Z N"/></draw:custom-shape><draw:custom-shape text:anchor-type="paragraph" draw:z-index="6" draw:name="Shape 7" draw:style-name="gr4" draw:text-style-name="P34" svg:width="3.678cm" svg:height="3.678cm" svg:x="7.521cm" svg:y="-0.025cm"><text:p text:style-name="P34">GUMOWY WAŁE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Line 1" draw:style-name="gr3" draw:text-style-name="P35" svg:x1="8.42cm" svg:y1="-0.845cm" svg:x2="7.362cm" svg:y2="2.886cm"><text:p/></draw:line><text:soft-page-break/></text:p>
      <text:p text:style-name="P2"><draw:custom-shape text:anchor-type="paragraph" draw:z-index="5" draw:name="Shape 6" draw:style-name="gr5" draw:text-style-name="P36" svg:width="0.345cm" svg:height="1.615cm" svg:x="7.098cm" svg:y="0.441cm"><text:p/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1" draw:name="Shape 2" draw:style-name="gr9" svg:width="4.869cm" svg:height="2.488cm" svg:x="-0.496cm" svg:y="0.393cm"><text:p/><draw:enhanced-geometry svg:viewBox="0 0 21600 21600" draw:type="rectangle" draw:enhanced-path="M 0 0 L 21600 0 21600 21600 0 21600 0 0 Z N"/></draw:custom-shape><draw:custom-shape text:anchor-type="paragraph" draw:z-index="2" draw:name="Shape 3" draw:style-name="gr8" draw:text-style-name="P36" svg:width="3.493cm" svg:height="0.212cm" svg:x="3.738cm" svg:y="0.393cm"><text:p/><draw:enhanced-geometry svg:viewBox="0 0 21600 21600" draw:type="rectangle" draw:enhanced-path="M 0 0 L 21600 0 21600 21600 0 21600 0 0 Z N"/></draw:custom-shape></text:p>
      <text:p text:style-name="P2"><draw:custom-shape text:anchor-type="paragraph" draw:z-index="4" draw:name="Shape 5" draw:style-name="gr6" svg:width="1.721cm" svg:height="2.25cm" svg:x="5.246cm" svg:y="0.118cm"><text:p/><draw:enhanced-geometry svg:viewBox="0 0 21600 21600" draw:type="rectangle" draw:enhanced-path="M 0 0 L 21600 0 21600 21600 0 21600 0 0 Z N"/></draw:custom-shape></text:p>
      <text:p text:style-name="P23"/>
      <text:p text:style-name="P2"><draw:line text:anchor-type="paragraph" draw:z-index="8" draw:name="Line 2" draw:style-name="gr2" draw:text-style-name="P34" svg:x1="7.521cm" svg:y1="0.229cm" svg:x2="8.103cm" svg:y2="1.182cm"><text:p/></draw:line></text:p>
      <text:p text:style-name="P2"/>
      <text:p text:style-name="P2"><draw:line text:anchor-type="paragraph" draw:z-index="9" draw:name="Line 3" draw:style-name="gr1" draw:text-style-name="P34" svg:x1="8.368cm" svg:y1="0.181cm" svg:x2="13.686cm" svg:y2="0.155cm"><text:p text:style-name="P34">PAPIER</text:p></draw:line></text:p>
      <text:p text:style-name="P21"><text:line-break/><text:span text:style-name="T2">Interfejs: USB.</text:span></text:p>
      <text:p text:style-name="P21"><text:span text:style-name="T2">Liczba igieł: 24.</text:span></text:p>
      <text:p text:style-name="P21"><text:span text:style-name="T2">Liczba kopii: 4 (orginał + 3 kopie).</text:span></text:p>
      <text:p text:style-name="P21"><text:span text:style-name="T2">Prędkość druku : 390 znaków na sekundę.</text:span></text:p>
      <text:p text:style-name="P21"><text:span text:style-name="T2">Rodzielczość: 360 x 360.</text:span></text:p>
      <text:p text:style-name="P22"><text:span text:style-name="T2">Szerokość wydruku: </text:span><text:span text:style-name="T4">1</text:span><text:span text:style-name="T2">5 cali.</text:span></text:p>
      <text:p text:style-name="P22"><text:span text:style-name="T3">Zainstalowana pamięć: 64 KB, 128KB.</text:span></text:p>
      <text:p text:style-name="P22"><text:span text:style-name="T3">Podawanie papieri: ręczne, traktor tylny.</text:span><text:line-break/><text:span text:style-name="T3">Głośność: 54dB.</text:span></text:p>
      <text:p text:style-name="P29">Zalety drukarki igłowej:</text:p>
      <text:p text:style-name="P29">-Tania eksploatacja</text:p>
      <text:p text:style-name="P29">-Druk na papierze perforowanym – samokopiujący</text:p>
      <text:p text:style-name="P29">Wady drukarki igłowej:</text:p>
      <text:p text:style-name="P29">-niska jakość wudruku</text:p>
      <text:p text:style-name="P29">-powolna i głośna praca</text:p>
      <text:p text:style-name="P30">Drukarka laserowa (laser printer) jest urządzeniem stosowanym najczęściej w biurach i innych miejscach w których drukuje się spore ilości danych.</text:p>
      <text:p text:style-name="P30">Charakteryzuje się dużą szubkością wyskoką jakością i trwałością wydruku Można powiedzieć że jest bezkonkurencyjna pod względem eksploatacjii. W budowie drukarki laserowej można wyróżnić ikład prowadzenia papieru układ wywołującu oraz układ utrwalając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7:29:36.984000000</meta:creation-date>
    <dc:date>2023-04-19T11:06:22.644296141</dc:date>
    <meta:editing-duration>PT5H13M42S</meta:editing-duration>
    <meta:editing-cycles>38</meta:editing-cycles>
    <meta:generator>LibreOffice/7.4.5.1$Linux_X86_64 LibreOffice_project/40$Build-1</meta:generator>
    <meta:document-statistic meta:table-count="0" meta:image-count="0" meta:object-count="0" meta:page-count="4" meta:paragraph-count="105" meta:word-count="1174" meta:character-count="8213" meta:non-whitespace-character-count="7113"/>
  </office:meta>
</office:document-meta>
</file>